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102.2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36.3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wingg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IB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T2_HBRIDGE</text:p>
          </table:table-cell>
          <table:table-cell office:value-type="string" calcext:value-type="string">
            <text:p>https://www.ebay.com.au/itm/Semiconductor-Motor-Driver-Auto-BTS7960-43A-H-Bridge-PWM-Drive-For-Arduino-U1C6-/302749142576?hash=item467d414e3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,C2,C3,C4,C5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SMA-SMB_Universal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D240VR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1,J3,J4,J5</text:p>
          </table:table-cell>
          <table:table-cell office:value-type="string" calcext:value-type="string">
            <text:p>PhoenixContact_MC_1,5_2-G-5.08_1x02_P5.08mm_Horizon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https://www.ebay.com.au/itm/10pcs-5-08mm-2-EDG-2-Pin-Plug-in-Right-Angle-PCB-Screw-Terminal-Block-Connector/292835245321?ssPageName=STRK%3AMEBIDX%3AIT&amp;_trksid=p2060353.m2749.l2649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O-26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B081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2K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4,R9,R10,R11,R13,R15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K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5,R6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7,R8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2,R14,R16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K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witche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er1</text:p>
          </table:table-cell>
          <table:table-cell office:value-type="string" calcext:value-type="string">
            <text:p>https://www.ebay.com.au/itm/DC-DC-9V-12V-19V-To-3A-5V-3-3V-USB-Step-Down-Buck-Power-Supply-Module-For-Car/282743651974?ssPageName=STRK%3AMEBIDX%3AIT&amp;var=582011257712&amp;_trksid=p2060353.m2749.l2649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IP-26_W0.8_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eino_hcw</text:p>
          </table:table-cell>
          <table:table-cell office:value-type="string" calcext:value-type="string">
            <text:p>https://lowpowerlab.com/shop/product/99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hoenixContact_MC_1,5_4-G-5.08_1x04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Female</text:p>
          </table:table-cell>
          <table:table-cell office:value-type="string" calcext:value-type="string">
            <text:p>https://www.ebay.com.au/itm/9Pairs-4Pole-5-08mm-Plug-Type-Pitch-PCB-Mount-with-Right-Angle-Pin-B9U1/273040528477?ssPageName=STRK%3AMEBIDX%3AIT&amp;_trksid=p2060353.m2749.l264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additional mechanical</text:p>
          </table:table-cell>
          <table:table-cell table:style-name="ce1"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threaded standoff 25mm 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 U3</text:p>
          </table:table-cell>
          <table:table-cell office:value-type="string" calcext:value-type="string">
            <text:p>https://www.ebay.com.au/itm/100pcs-M3-5-25mm-Black-PA66-Nylon-Hexagon-Female-Threaded-Standoff-Spacer-Pillar/182482464251?hash=item2a7ccd6dfb:m:muy1tJwzGSzvmqeeGPe20rg:rk:1:pf:0&amp;var=48505451953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8 pin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U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ibbon cable 8 pin idc so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U3</text:p>
          </table:table-cell>
          <table:table-cell office:value-type="string" calcext:value-type="string">
            <text:p>https://www.ebay.com.au/itm/2-54mm-FC-6-51-Way-IDC-Female-Flat-Ribbon-Cable-Mounting-Socket-Connector-Kit/222895237965?ssPageName=STRK%3AMEBIDX%3AIT&amp;var=521720898681&amp;_trksid=p2060353.m2749.l264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bbon cable 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U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3 machine screw 6m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r U3</text:p>
          </table:table-cell>
          <table:table-cell office:value-type="string" calcext:value-type="string">
            <text:p>https://www.ebay.com.au/itm/M3x10mm-316-Stainless-Steel-Phillips-Round-Pan-Head-Machine-Screw-Bolt-60pcs/352046660471?epid=837508129&amp;hash=item51f79dbb77:rk:4:pf:0&amp;checksum=35204666047144e0b80f575b4e79a17be36667f4618a&amp;enc=AQADAAADAFjVrDbVsZ8oH%2F8PNHtt9VX4%2Fw7FZcmMuqsX8uaFEduVKBQapl09jqUEn2mLPLjBReFbTmWuXds%2B%2BBy1vombQ6uXn2lGC%2F4ge4jQwwkCQFBWTY4epX763cLZ59MBkLELMruSTonTTGlXtYcdqmQ0NnSWrFLFAM6NbdFF9OO0K3FPFC2qFt2C2erlQtgg1PTXSG%2FAvDbN%2FR15KTwgi4Mk81dawkAzF0Vhdt2kywDF4TnLPePZckJRiNhl2JkCzLG0vJwmfX8%2BI%2FCdKtMureDcW1U3DMcESEHuy5K%2Fl65eqUuLbNpwwmKGzGawAhU08UvDRKEFNXgXjgsc2SQj3AYkApMaQElFShP5Rx8CNW6hVEWeGwG56i3gpCOvWzjy5421HQLO4AMLGlvUYil5y3mszBJRCLiYAufoBaHGBJX4LjeHIYk2brVgiC%2FVVfWG5%2BUXrKHaa5MucopIyvUqkNv0%2Fznho6gmMdvF9M2mgx%2B0JZfOH9Cdqvb0Y4DnCnS1ImSGpJMz9kSn91GOqkf2P4urKDSUS1KuT4lft7SFQ%2BDfuFvATnsRrUt8PGVuL%2BdlsJi%2FJXd7C5spFONDmCbA2z5Q2x8zY%2B3SrKA7hC3cY9GD32Lu%2F32hq7cGlHZEV1m7wb9YJCq77BCzNH2kjNmcjto74WhQY0p344QDFIbEgSt1aYRSQAVkd1g9XcTikY087RNZEGWjQMNnNRr%2F9ag%2BmnHnt1PwY98KlPb8FRiHqAmV%2BN0EiIpQHLg04N3IaaRHjSc8%2FK1ovqCZYqqNVU1KbiBnyUMMmCpr1CBnB0LIzMr2Z%2BtSm%2BW67H2zgxn9woKrUU5OWp7sD%2BvMCmFWTNkucrKOUmH5Q4tng8ZIkUUuydewDwGh9SFgjIEdsaNu5ZtGjQ2ReYm5S8%2BQXA1cIrzlMESzSdBNYr4Ey9lKLiV5f%2BpIDH%2FlCF89OgD69mS%2FQtdbdyIjZzK5WV1rOXw4ZCySHwv01PX%2Byv8xqqUXMa3P2eDc31ZKRJQqN7zLYMnwWtwlRfab0w%3D%3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n strip x 13 mc screw 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U2</text:p>
          </table:table-cell>
          <table:table-cell office:value-type="string" calcext:value-type="string">
            <text:p>https://www.ebay.com.au/itm/2-10x-Strip-Tin-PCB-Female-IC-Breakable-40pin-Single-Row-Round-Header-Socket/161925149885?ssPageName=STRK%3AMEBIDX%3AIT&amp;var=460885061540&amp;_trksid=p2060353.m2749.l264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n strip x 13 mc screw 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U2</text:p>
          </table:table-cell>
          <table:table-cell office:value-type="string" calcext:value-type="string">
            <text:p>https://www.ebay.com.au/itm/20pcs-40Pin-2-54mm-Male-Female-Header-Socket-Row-Straight-Strip-PCB-Connector/152053905428?hash=item23671e7814:g:owIAAOSwXIdcTr3d:rk:4:pf: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1T10:44:30.925877007</dc:date>
    <meta:editing-duration>PT21S</meta:editing-duration>
    <meta:editing-cycles>1</meta:editing-cycles>
    <meta:document-statistic meta:table-count="1" meta:cell-count="103" meta:object-count="0"/>
    <meta:generator>LibreOffice/6.1.4.2$Linux_X86_64 LibreOffice_project/10$Build-2</meta:generator>
  </office:meta>
</office:document-meta>
</file>